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0694in" fo:margin-bottom="0.0694in" fo:line-height="100%" fo:background-color="#FFFFFF">
        <style:tab-stops>
          <style:tab-stop style:type="left" style:position="0.5in"/>
        </style:tab-stops>
      </style:paragraph-properties>
      <style:text-properties fo:font-weight="bold" style:font-weight-asian="bold" style:font-weight-complex="bold" fo:hyphenate="true"/>
    </style:style>
    <style:style style:name="P2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5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8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9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0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1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2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3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4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5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7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8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9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20" style:parent-style-name="Normal" style:family="paragraph">
      <style:paragraph-properties fo:margin-top="0.0694in" fo:margin-bottom="0.0694in" fo:line-height="100%" fo:background-color="#FFFFFF"/>
      <style:text-properties fo:hyphenate="true"/>
    </style:style>
    <style:style style:name="T21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212529" fo:font-size="11.5pt" style:font-size-asian="11.5pt" style:font-size-complex="11.5pt" style:language-asian="fr" style:country-asian="FR"/>
    </style:style>
    <style:style style:name="P22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23" style:parent-style-name="Paragraphedeliste" style:list-style-name="LFO2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2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25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26" style:parent-style-name="Paragraphedeliste" style:list-style-name="LFO2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2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28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29" style:parent-style-name="Paragraphedeliste" style:list-style-name="LFO2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0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1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2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3" style:parent-style-name="Paragraphedeliste" style:list-style-name="LFO2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5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6" style:parent-style-name="Paragraphedeliste" style:list-style-name="LFO2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8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9" style:parent-style-name="Paragraphedeliste" style:list-style-name="LFO2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0" style:parent-style-name="Paragraphedeliste" style:list-style-name="LFO2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1" style:parent-style-name="Paragraphedeliste" style:list-style-name="LFO2" style:family="paragraph">
      <style:paragraph-properties fo:margin-top="0.0694in" fo:margin-bottom="0.0694in" fo:line-height="100%" fo:background-color="#FFFFFF"/>
      <style:text-properties fo:hyphenate="true"/>
    </style:style>
    <style:style style:name="T42" style:parent-style-name="Policepardéfaut" style:family="text"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</office:automatic-styles>
  <office:body>
    <office:text text:use-soft-page-breaks="true">
      <text:p text:style-name="P1">Vidéo 6</text:p>
      <text:list text:style-name="LFO1" text:continue-numbering="true">
        <text:list-item>
          <text:p text:style-name="P2">Quels sont les trois types de passerelles présentées ?</text:p>
        </text:list-item>
      </text:list>
      <text:p text:style-name="P3">passerelles parallèles, passerelle inclusive,<text:s/>passerelle exclusive évènementielle</text:p>
      <text:p text:style-name="P4"/>
      <text:list text:style-name="LFO1" text:continue-numbering="true">
        <text:list-item>
          <text:p text:style-name="P5">Comment sont-elles représentées graphiquement ?</text:p>
        </text:list-item>
      </text:list>
      <text:p text:style-name="P6">Par un losange avec signe à l’intérieur</text:p>
      <text:p text:style-name="P7"/>
      <text:list text:style-name="LFO1" text:continue-numbering="true">
        <text:list-item>
          <text:p text:style-name="P8">Comment sont utilisées ces passerelles ?</text:p>
        </text:list-item>
      </text:list>
      <text:p text:style-name="P9">Utilisé pour multiplier des chemins ou pour les réunir en les synchronisant</text:p>
      <text:p text:style-name="P10"/>
      <text:list text:style-name="LFO1" text:continue-numbering="true">
        <text:list-item>
          <text:p text:style-name="P11">Quel est le type d’événements intermédiaires utilisé dans les passerelles exclusives événementielles ?</text:p>
        </text:list-item>
      </text:list>
      <text:p text:style-name="P12">Evènement intermédiaire</text:p>
      <text:p text:style-name="P13"/>
      <text:list text:style-name="LFO1" text:continue-numbering="true">
        <text:list-item>
          <text:p text:style-name="P14">Combien d’événements sont suivis après une passerelle exclusives événementielle ?</text:p>
        </text:list-item>
      </text:list>
      <text:p text:style-name="P15">1 seul c’est le premier</text:p>
      <text:p text:style-name="P16"/>
      <text:list text:style-name="LFO1" text:continue-numbering="true">
        <text:list-item>
          <text:p text:style-name="P17">Pourquoi faut il déterminer un chemin par défaut dans une passerelle exclusive événementielle ?</text:p>
        </text:list-item>
      </text:list>
      <text:p text:style-name="P18">Parce que sinon on peut être bloqué</text:p>
      <text:p text:style-name="P19"/>
      <text:p text:style-name="P20"><text:span text:style-name="T21">Vidéo 7</text:span></text:p>
      <text:p text:style-name="P22"/>
      <text:list text:style-name="LFO2" text:continue-numbering="true">
        <text:list-item>
          <text:p text:style-name="P23">Qu’est ce qu’un événement de frontière ?</text:p>
        </text:list-item>
      </text:list>
      <text:p text:style-name="P24">Le déclenchement de l’évènement durant l’exec de l’activité aura des conséquence sur le comportement du processus</text:p>
      <text:p text:style-name="P25"/>
      <text:list text:style-name="LFO2" text:continue-numbering="true">
        <text:list-item>
          <text:p text:style-name="P26">Quel type d’événement est utilisé dans un événement frontière ?</text:p>
        </text:list-item>
      </text:list>
      <text:p text:style-name="P27">Les évènements de type catch</text:p>
      <text:p text:style-name="P28"/>
      <text:list text:style-name="LFO2" text:continue-numbering="true">
        <text:list-item>
          <text:p text:style-name="P29">Quels sont les deux catégories d’événements de frontière ?<text:s/></text:p>
        </text:list-item>
      </text:list>
      <text:p text:style-name="P30">Interruptif et non interruptif</text:p>
      <text:p text:style-name="P31"/>
      <text:p text:style-name="P32"/>
      <text:soft-page-break/>
      <text:list text:style-name="LFO2" text:continue-numbering="true">
        <text:list-item>
          <text:p text:style-name="P33">Comment sont ils représentés graphiquement ?</text:p>
        </text:list-item>
      </text:list>
      <text:p text:style-name="P34">Ils sont représentés en étant collé sur l’activité directement</text:p>
      <text:p text:style-name="P35"/>
      <text:list text:style-name="LFO2" text:continue-numbering="true">
        <text:list-item>
          <text:p text:style-name="P36">A quoi sert un événement de frontière exclusif ?</text:p>
        </text:list-item>
      </text:list>
      <text:p text:style-name="P37"/>
      <text:p text:style-name="P38"/>
      <text:list text:style-name="LFO2" text:continue-numbering="true">
        <text:list-item>
          <text:p text:style-name="P39">A quoi sert un événement de frontière inclusif ?</text:p>
        </text:list-item>
        <text:list-item>
          <text:p text:style-name="P40">Quels sont les événements couramment utilisés dans un événement frontière ?</text:p>
        </text:list-item>
        <text:list-item>
          <text:p text:style-name="P41"><text:span text:style-name="T42">Pourquoi faut il un flux de sortie normal à une activité qui contient un événement frontière ?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activity" style:display-name="activity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z-Hautduformulaire" style:display-name="z-Haut du formulaire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fr" style:country-asian="FR" fo:hyphenate="true"/>
    </style:style>
    <style:style style:name="z-HautduformulaireCar" style:display-name="z-Haut du formulaire Car" style:family="text" style:parent-style-name="Policepardéfaut">
      <style:text-properties style:font-name="Arial" style:font-name-asian="Times New Roman" style:font-name-complex="Arial" text:display="none" fo:font-size="8pt" style:font-size-asian="8pt" style:font-size-complex="8pt" style:language-asian="fr" style:country-asian="FR"/>
    </style:style>
    <style:style style:name="z-Basduformulaire" style:display-name="z-Bas du formulaire" style:family="paragraph" style:parent-style-name="Normal" style:next-style-name="Normal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fr" style:country-asian="FR" fo:hyphenate="true"/>
    </style:style>
    <style:style style:name="z-BasduformulaireCar" style:display-name="z-Bas du formulaire Car" style:family="text" style:parent-style-name="Policepardéfaut">
      <style:text-properties style:font-name="Arial" style:font-name-asian="Times New Roman" style:font-name-complex="Arial" text:display="none" fo:font-size="8pt" style:font-size-asian="8pt" style:font-size-complex="8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scal Alexandre</meta:initial-creator>
    <dc:creator>Pascal Alexandre</dc:creator>
    <meta:creation-date>2023-02-22T16:15:00Z</meta:creation-date>
    <dc:date>2023-03-27T08:59:00Z</dc:date>
    <meta:template xlink:href="Normal.dotm" xlink:type="simple"/>
    <meta:editing-cycles>6</meta:editing-cycles>
    <meta:editing-duration>PT18300S</meta:editing-duration>
    <meta:document-statistic meta:page-count="2" meta:paragraph-count="2" meta:word-count="223" meta:character-count="1451" meta:row-count="10" meta:non-whitespace-character-count="1230"/>
  </office:meta>
</office:document-meta>
</file>